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DejaVu Serif" svg:font-family="'DejaVu Serif'" style:font-family-generic="roman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.005cm" style:rel-column-width="3876*"/>
    </style:style>
    <style:style style:name="Tabelle1.B" style:family="table-column">
      <style:table-column-properties style:column-width="2.064cm" style:rel-column-width="7956*"/>
    </style:style>
    <style:style style:name="Tabelle1.C" style:family="table-column">
      <style:table-column-properties style:column-width="13.929cm" style:rel-column-width="53703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>
      <style:paragraph-properties fo:text-align="center" style:justify-single-word="false"/>
      <style:text-properties style:font-name="DejaVu Serif"/>
    </style:style>
    <style:style style:name="P2" style:family="paragraph" style:parent-style-name="Table_20_Contents">
      <style:paragraph-properties fo:text-align="center" style:justify-single-word="false"/>
      <style:text-properties style:font-name="DejaVu Serif"/>
    </style:style>
    <style:style style:name="P3" style:family="paragraph" style:parent-style-name="Table_20_Contents">
      <style:paragraph-properties fo:text-align="center" style:justify-single-word="false"/>
      <style:text-properties style:font-name="DejaVu Serif"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DejaVu Serif"/>
    </style:style>
    <style:style style:name="P5" style:family="paragraph" style:parent-style-name="Table_20_Contents">
      <style:paragraph-properties fo:text-align="start" style:justify-single-word="false"/>
      <style:text-properties style:font-name="DejaVu Serif" fo:font-style="italic" style:font-style-asian="italic" style:font-style-complex="italic"/>
    </style:style>
    <style:style style:name="P6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  <style:text-properties style:font-name="DejaVu Serif"/>
    </style:style>
    <style:style style:name="P9" style:family="paragraph" style:parent-style-name="Table_20_Contents" style:list-style-name="L1">
      <style:paragraph-properties fo:text-align="start" style:justify-single-word="false"/>
      <style:text-properties style:font-name="DejaVu Serif"/>
    </style:style>
    <style:style style:name="P10" style:family="paragraph" style:parent-style-name="Table_20_Contents" style:list-style-name="L2">
      <style:paragraph-properties fo:text-align="start" style:justify-single-word="false"/>
      <style:text-properties style:font-name="DejaVu Serif"/>
    </style:style>
    <style:style style:name="P11" style:family="paragraph" style:parent-style-name="Table_20_Contents" style:list-style-name="L3">
      <style:paragraph-properties fo:text-align="start" style:justify-single-word="false"/>
      <style:text-properties style:font-name="DejaVu Serif"/>
    </style:style>
    <style:style style:name="P12" style:family="paragraph" style:parent-style-name="Table_20_Contents" style:list-style-name="L4">
      <style:paragraph-properties fo:text-align="start" style:justify-single-word="false"/>
      <style:text-properties style:font-name="DejaVu Serif"/>
    </style:style>
    <style:style style:name="P13" style:family="paragraph" style:parent-style-name="Table_20_Contents" style:list-style-name="L8">
      <style:paragraph-properties fo:text-align="start" style:justify-single-word="false"/>
      <style:text-properties style:font-name="DejaVu Serif"/>
    </style:style>
    <style:style style:name="P14" style:family="paragraph" style:parent-style-name="Table_20_Contents" style:list-style-name="L9">
      <style:paragraph-properties fo:text-align="start" style:justify-single-word="false"/>
      <style:text-properties style:font-name="DejaVu Serif"/>
    </style:style>
    <style:style style:name="P15" style:family="paragraph" style:parent-style-name="Table_20_Contents" style:list-style-name="L10">
      <style:paragraph-properties fo:text-align="start" style:justify-single-word="false"/>
      <style:text-properties style:font-name="DejaVu Serif"/>
    </style:style>
    <style:style style:name="P16" style:family="paragraph" style:parent-style-name="Table_20_Contents" style:list-style-name="L12">
      <style:paragraph-properties fo:text-align="start" style:justify-single-word="false"/>
      <style:text-properties style:font-name="DejaVu Serif"/>
    </style:style>
    <style:style style:name="P17" style:family="paragraph" style:parent-style-name="Table_20_Contents" style:list-style-name="L5">
      <style:paragraph-properties fo:text-align="start" style:justify-single-word="false"/>
      <style:text-properties style:font-name="DejaVu Serif" fo:font-style="normal" style:font-style-asian="normal" style:font-style-complex="normal"/>
    </style:style>
    <style:style style:name="P18" style:family="paragraph" style:parent-style-name="Table_20_Contents" style:list-style-name="L6">
      <style:paragraph-properties fo:text-align="start" style:justify-single-word="false"/>
      <style:text-properties style:font-name="DejaVu Serif" fo:font-style="normal" style:font-style-asian="normal" style:font-style-complex="normal"/>
    </style:style>
    <style:style style:name="P19" style:family="paragraph" style:parent-style-name="Table_20_Contents" style:list-style-name="L7">
      <style:paragraph-properties fo:text-align="start" style:justify-single-word="false"/>
      <style:text-properties style:font-name="DejaVu Serif" fo:font-style="normal" style:font-style-asian="normal" style:font-style-complex="normal"/>
    </style:style>
    <style:style style:name="P20" style:family="paragraph" style:parent-style-name="Table_20_Contents" style:list-style-name="L11">
      <style:paragraph-properties fo:text-align="start" style:justify-single-word="false"/>
      <style:text-properties style:font-name="DejaVu Serif" fo:font-style="normal" style:font-style-asian="normal" style:font-style-complex="normal"/>
    </style:style>
    <style:style style:name="P21" style:family="paragraph" style:parent-style-name="Table_20_Contents" style:list-style-name="L13">
      <style:paragraph-properties fo:text-align="start" style:justify-single-word="false"/>
      <style:text-properties style:font-name="DejaVu Serif"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ommersemester 2008</text:p>
      <text:p text:style-name="P7">Vorlesung: Grundlagen des Entscheidens I</text:p>
      <text:p text:style-name="P7">Raum: S 108, Dienstag 14 Uhr c.t. <text:s/>– <text:s/>Dozent: Eckhart Arnold</text:p>
      <text:h text:style-name="P1" text:outline-level="1">Vorlesungsplan (<text:span text:style-name="T2">nicht aktuell, Feiertage, Wittgenstein und Klausur vergessen :(</text:span> )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3">Termin</text:p>
          </table:table-cell>
          <table:table-cell table:style-name="Tabelle1.C1" office:value-type="string">
            <text:p text:style-name="P3">Thema</text:p>
          </table:table-cell>
        </table:table-row>
        <table:table-row>
          <table:table-cell table:style-name="Tabelle1.A2" office:value-type="string">
            <text:p text:style-name="P2">1.</text:p>
          </table:table-cell>
          <table:table-cell table:style-name="Tabelle1.A2" office:value-type="string">
            <text:p text:style-name="P2">15.4</text:p>
          </table:table-cell>
          <table:table-cell table:style-name="Tabelle1.C2" office:value-type="string">
            <text:p text:style-name="P4"><text:span text:style-name="T1">Einführung</text:span>:</text:p>
            <text:list text:style-name="L1">
              <text:list-item>
                <text:p text:style-name="P9">Wissenschaftstheoretische Grundlagen</text:p>
              </text:list-item>
              <text:list-item>
                <text:p text:style-name="P9">Einleitung zur Entscheidungstheorie</text:p>
              </text:list-item>
            </text:list>
          </table:table-cell>
        </table:table-row>
        <table:table-row>
          <table:table-cell table:style-name="Tabelle1.A2" office:value-type="string">
            <text:p text:style-name="P2">2.</text:p>
          </table:table-cell>
          <table:table-cell table:style-name="Tabelle1.A2" office:value-type="string">
            <text:p text:style-name="P2">22.4</text:p>
          </table:table-cell>
          <table:table-cell table:style-name="Tabelle1.C2" office:value-type="string">
            <text:p text:style-name="P4"><text:span text:style-name="T1">Entscheidungen unter Unwissenheit I</text:span>:</text:p>
            <text:list text:style-name="L2">
              <text:list-item>
                <text:p text:style-name="P10">Entscheidungsbäume und Entscheidungstabellen</text:p>
              </text:list-item>
              <text:list-item>
                <text:p text:style-name="P10">Ordinaler Nutzen</text:p>
              </text:list-item>
              <text:list-item>
                <text:p text:style-name="P10">Maximin Regel</text:p>
              </text:list-item>
              <text:list-item>
                <text:p text:style-name="P10">„Minimax-Regret“ Regel</text:p>
              </text:list-item>
              <text:list-item>
                <text:p text:style-name="P10">Kardinaler Nutzen</text:p>
              </text:list-item>
            </text:list>
          </table:table-cell>
        </table:table-row>
        <table:table-row>
          <table:table-cell table:style-name="Tabelle1.A2" office:value-type="string">
            <text:p text:style-name="P2">3.</text:p>
          </table:table-cell>
          <table:table-cell table:style-name="Tabelle1.A2" office:value-type="string">
            <text:p text:style-name="P2">29.4</text:p>
          </table:table-cell>
          <table:table-cell table:style-name="Tabelle1.C2" office:value-type="string">
            <text:p text:style-name="P4"><text:span text:style-name="T1">Entscheidungen unter Unwissenheit II</text:span>:</text:p>
            <text:list text:style-name="L3">
              <text:list-item>
                <text:p text:style-name="P11">Die „Optimismus-Pessimismus“ Regel</text:p>
              </text:list-item>
              <text:list-item>
                <text:p text:style-name="P11">Das Prinzip des unzureichenden Grundes</text:p>
              </text:list-item>
              <text:list-item>
                <text:p text:style-name="P11">Diskussion der Entscheidungsregeln</text:p>
              </text:list-item>
              <text:list-item>
                <text:p text:style-name="P11">Rawls – Harsanyi: Ein entscheidungstheoretisches Problem?</text:p>
              </text:list-item>
            </text:list>
          </table:table-cell>
        </table:table-row>
        <table:table-row>
          <table:table-cell table:style-name="Tabelle1.A2" office:value-type="string">
            <text:p text:style-name="P2">4.</text:p>
          </table:table-cell>
          <table:table-cell table:style-name="Tabelle1.A2" office:value-type="string">
            <text:p text:style-name="P2">6.5</text:p>
          </table:table-cell>
          <table:table-cell table:style-name="Tabelle1.C2" office:value-type="string">
            <text:p text:style-name="P4"><text:span text:style-name="T1">Elementare Wahrscheinlichkeitstheorie I</text:span>:</text:p>
            <text:list text:style-name="L4">
              <text:list-item>
                <text:p text:style-name="P12">Grundlegende Gesetze der Wahrscheinlichkeitsrechnung</text:p>
              </text:list-item>
              <text:list-item>
                <text:p text:style-name="P12">Bayes'sche Formel</text:p>
              </text:list-item>
              <text:list-item>
                <text:p text:style-name="P12">Exkurs: Kann der Bayesianismus das Induktionsproblem lösen?</text:p>
              </text:list-item>
            </text:list>
          </table:table-cell>
        </table:table-row>
        <table:table-row>
          <table:table-cell table:style-name="Tabelle1.A2" office:value-type="string">
            <text:p text:style-name="P2">5.</text:p>
          </table:table-cell>
          <table:table-cell table:style-name="Tabelle1.A2" office:value-type="string">
            <text:p text:style-name="P2">13.5.</text:p>
          </table:table-cell>
          <table:table-cell table:style-name="Tabelle1.C2" office:value-type="string">
            <text:p text:style-name="P5">Elementare Wahrscheinlichkeitstheorie II:</text:p>
            <text:list text:style-name="L5">
              <text:list-item>
                <text:p text:style-name="P17">Interpretationen des Wahrscheinlichkeitsbegriffes</text:p>
              </text:list-item>
              <text:list-item>
                <text:p text:style-name="P17">Bayes in der Entscheidungstheorie</text:p>
              </text:list-item>
            </text:list>
          </table:table-cell>
        </table:table-row>
        <table:table-row>
          <table:table-cell table:style-name="Tabelle1.A2" office:value-type="string">
            <text:p text:style-name="P2">6.</text:p>
          </table:table-cell>
          <table:table-cell table:style-name="Tabelle1.A2" office:value-type="string">
            <text:p text:style-name="P2">20.5.</text:p>
          </table:table-cell>
          <table:table-cell table:style-name="Tabelle1.C2" office:value-type="string">
            <text:p text:style-name="P5">Entscheidungen unter Risiko I<text:span text:style-name="T3">:</text:span></text:p>
            <text:list text:style-name="L6">
              <text:list-item>
                <text:p text:style-name="P18">Nutzenwerte und Nutzenvergleiche</text:p>
              </text:list-item>
              <text:list-item>
                <text:p text:style-name="P18">Die Erwartungsnutzenhypothese</text:p>
              </text:list-item>
              <text:list-item>
                <text:p text:style-name="P18">Entscheidungsbäume</text:p>
              </text:list-item>
            </text:list>
          </table:table-cell>
        </table:table-row>
        <table:table-row>
          <table:table-cell table:style-name="Tabelle1.A2" office:value-type="string">
            <text:p text:style-name="P2">7.</text:p>
          </table:table-cell>
          <table:table-cell table:style-name="Tabelle1.A2" office:value-type="string">
            <text:p text:style-name="P2">27.5.</text:p>
          </table:table-cell>
          <table:table-cell table:style-name="Tabelle1.C2" office:value-type="string">
            <text:p text:style-name="P5">Entscheidungen unter Risiko II<text:span text:style-name="T3">:</text:span></text:p>
            <text:list text:style-name="L7">
              <text:list-item>
                <text:p text:style-name="P19">Diskussion und Kritik der Nutzentheorie</text:p>
              </text:list-item>
              <text:list-item>
                <text:p text:style-name="P19">Kausale Entscheidungstheorie</text:p>
              </text:list-item>
            </text:list>
          </table:table-cell>
        </table:table-row>
        <table:table-row>
          <table:table-cell table:style-name="Tabelle1.A2" office:value-type="string">
            <text:p text:style-name="P2">8.</text:p>
          </table:table-cell>
          <table:table-cell table:style-name="Tabelle1.A2" office:value-type="string">
            <text:p text:style-name="P2">3.6.</text:p>
          </table:table-cell>
          <table:table-cell table:style-name="Tabelle1.C2" office:value-type="string">
            <text:p text:style-name="P4"><text:span text:style-name="T1">Elementare Spieltheorie I</text:span>:</text:p>
            <text:list text:style-name="L8">
              <text:list-item>
                <text:p text:style-name="P13">Grundlegende Begriffe</text:p>
              </text:list-item>
              <text:list-item>
                <text:p text:style-name="P13">Nullsummenspiele</text:p>
              </text:list-item>
              <text:list-item>
                <text:p text:style-name="P13">Reine Strategien und Nashgleichgewicht</text:p>
              </text:list-item>
            </text:list>
          </table:table-cell>
        </table:table-row>
        <table:table-row>
          <table:table-cell table:style-name="Tabelle1.A2" office:value-type="string">
            <text:p text:style-name="P2">9.</text:p>
          </table:table-cell>
          <table:table-cell table:style-name="Tabelle1.A2" office:value-type="string">
            <text:p text:style-name="P2">10.6.</text:p>
          </table:table-cell>
          <table:table-cell table:style-name="Tabelle1.C2" office:value-type="string">
            <text:p text:style-name="P4"><text:span text:style-name="T1">Elementare Spieltheorie II</text:span>:</text:p>
            <text:list text:style-name="L9">
              <text:list-item>
                <text:p text:style-name="P14">Gemischte Strategien</text:p>
              </text:list-item>
              <text:list-item>
                <text:p text:style-name="P14">Nicht-Nullsummenspiele</text:p>
              </text:list-item>
              <text:list-item>
                <text:p text:style-name="P14">Cooperative Spiele</text:p>
              </text:list-item>
            </text:list>
          </table:table-cell>
        </table:table-row>
        <text:soft-page-break/>
        <table:table-row>
          <table:table-cell table:style-name="Tabelle1.A2" office:value-type="string">
            <text:p text:style-name="P2">10.</text:p>
          </table:table-cell>
          <table:table-cell table:style-name="Tabelle1.A2" office:value-type="string">
            <text:p text:style-name="P2">17.6.</text:p>
          </table:table-cell>
          <table:table-cell table:style-name="Tabelle1.C2" office:value-type="string">
            <text:p text:style-name="P4"><text:span text:style-name="T1">Elementare Spieltheorie III</text:span>:</text:p>
            <text:list text:style-name="L10">
              <text:list-item>
                <text:p text:style-name="P15">Drei- und Mehrpersonenspiele</text:p>
              </text:list-item>
              <text:list-item>
                <text:p text:style-name="P15">Wiederholte Spiele</text:p>
              </text:list-item>
              <text:list-item>
                <text:p text:style-name="P15">Ein Blick auf die evolutionäre Spieltheorie</text:p>
              </text:list-item>
            </text:list>
          </table:table-cell>
        </table:table-row>
        <table:table-row>
          <table:table-cell table:style-name="Tabelle1.A2" office:value-type="string">
            <text:p text:style-name="P2">11.</text:p>
          </table:table-cell>
          <table:table-cell table:style-name="Tabelle1.A2" office:value-type="string">
            <text:p text:style-name="P2">24.6.</text:p>
          </table:table-cell>
          <table:table-cell table:style-name="Tabelle1.C2" office:value-type="string">
            <text:p text:style-name="P5">Social Choice und Public Choice <text:span text:style-name="T3">I:</text:span></text:p>
            <text:list text:style-name="L11">
              <text:list-item>
                <text:p text:style-name="P20">Der Satz von Arrow</text:p>
              </text:list-item>
              <text:list-item>
                <text:p text:style-name="P20">Sozialwahlfunktionen</text:p>
              </text:list-item>
            </text:list>
          </table:table-cell>
        </table:table-row>
        <table:table-row>
          <table:table-cell table:style-name="Tabelle1.A2" office:value-type="string">
            <text:p text:style-name="P2">12.</text:p>
          </table:table-cell>
          <table:table-cell table:style-name="Tabelle1.A2" office:value-type="string">
            <text:p text:style-name="P2">1.7.</text:p>
          </table:table-cell>
          <table:table-cell table:style-name="Tabelle1.C2" office:value-type="string">
            <text:p text:style-name="P4"><text:span text:style-name="T1">Social Choice and Public Choice II</text:span>:</text:p>
            <text:list text:style-name="L12">
              <text:list-item>
                <text:p text:style-name="P16">Weiteres zum „Paradox der Demokratie“</text:p>
              </text:list-item>
              <text:list-item>
                <text:p text:style-name="P16">Diskussion</text:p>
              </text:list-item>
            </text:list>
          </table:table-cell>
        </table:table-row>
        <table:table-row>
          <table:table-cell table:style-name="Tabelle1.A2" office:value-type="string">
            <text:p text:style-name="P2">13.</text:p>
          </table:table-cell>
          <table:table-cell table:style-name="Tabelle1.A2" office:value-type="string">
            <text:p text:style-name="P2">8.7.</text:p>
          </table:table-cell>
          <table:table-cell table:style-name="Tabelle1.C2" office:value-type="string">
            <text:p text:style-name="P5">Diskussion und Kritik<text:span text:style-name="T3">:</text:span></text:p>
            <text:list text:style-name="L13">
              <text:list-item>
                <text:p text:style-name="P21">Das Problem der Anwendung: Zyklische Mehrheiten und die Kritik von Green und Shapiro</text:p>
              </text:list-item>
              <text:list-item>
                <text:p text:style-name="P21">Experimentelle Spieltheorie</text:p>
              </text:list-item>
            </text:list>
          </table:table-cell>
        </table:table-row>
        <table:table-row>
          <table:table-cell table:style-name="Tabelle1.A2" office:value-type="string">
            <text:p text:style-name="P2">14.</text:p>
          </table:table-cell>
          <table:table-cell table:style-name="Tabelle1.A2" office:value-type="string">
            <text:p text:style-name="P2">15.7.</text:p>
          </table:table-cell>
          <table:table-cell table:style-name="Tabelle1.C2" office:value-type="string">
            <text:p text:style-name="P5">Ausblick<text:span text:style-name="T3">: Das philosophische Programm der „Erneuerung der Moralwissenschaften“. Was es leisten kann und wo seine Grenzen liegen.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DejaVu Serif" svg:font-family="'DejaVu Serif'" style:font-family-generic="roman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de" fo:country="D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3-26T08:20:07</meta:creation-date>
    <dc:creator>Eckhart Arnold</dc:creator>
    <dc:date>2008-06-09T08:17:49</dc:date>
    <meta:editing-cycles>7</meta:editing-cycles>
    <meta:editing-duration>PT3H10M2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84" meta:word-count="236" meta:character-count="1954"/>
  </office:meta>
</office:document-meta>
</file>